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7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7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7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7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7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7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7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7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7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7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7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7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7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7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7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frame draw:id="id63" presentation:style-name="a394" draw:name="Sous-titre 2" svg:x="1.66667in" svg:y="0.46667in" svg:width="10in" svg:height="6.5in" presentation:class="subtitle" presentation:placeholder="false">
          <draw:text-box>
            <text:p text:style-name="a337" text:class-names="" text:cond-style-name=""><text:span text:style-name="a336" text:class-names="">Exigences de l’application Orange HRM</text:span></text:p>
            <text:p text:style-name="a339" text:class-names="" text:cond-style-name=""><text:span text:style-name="a338" text:class-names=""/></text:p>
            <text:list text:style-name="a343">
              <text:list-item>
                <text:p text:style-name="a342" text:class-names="" text:cond-style-name=""><text:span text:style-name="a340" text:class-names="">Connexion à l’application<text:s text:c="1"/></text:span><text:span text:style-name="a341" text:class-names="">HRM</text:span></text:p>
              </text:list-item>
            </text:list>
            <text:list text:style-name="a346">
              <text:list-item>
                <text:p text:style-name="a345" text:class-names="" text:cond-style-name=""><text:span text:style-name="a344" text:class-names="">Déconnexion de l’application</text:span></text:p>
              </text:list-item>
            </text:list>
            <text:p text:style-name="a348" text:class-names="" text:cond-style-name=""><text:span text:style-name="a347" text:class-names=""/></text:p>
            <text:list text:style-name="a352">
              <text:list-item>
                <text:p text:style-name="a351" text:class-names="" text:cond-style-name=""><text:span text:style-name="a349" text:class-names="">Création d’un poste au niveau de l’application<text:s text:c="1"/></text:span><text:span text:style-name="a350" text:class-names="">HRM</text:span></text:p>
              </text:list-item>
            </text:list>
            <text:list text:style-name="a355">
              <text:list-item>
                <text:p text:style-name="a354" text:class-names="" text:cond-style-name=""><text:span text:style-name="a353" text:class-names="">Supprimer un poste d’Orange HRM</text:span></text:p>
              </text:list-item>
            </text:list>
            <text:list text:style-name="a358">
              <text:list-item>
                <text:p text:style-name="a357" text:class-names="" text:cond-style-name=""><text:span text:style-name="a356" text:class-names=""/></text:p>
              </text:list-item>
            </text:list>
            <text:list text:style-name="a361">
              <text:list-item>
                <text:p text:style-name="a360" text:class-names="" text:cond-style-name=""><text:span text:style-name="a359" text:class-names="">Rechercher un employé</text:span></text:p>
              </text:list-item>
            </text:list>
            <text:list text:style-name="a364">
              <text:list-item>
                <text:p text:style-name="a363" text:class-names="" text:cond-style-name=""><text:span text:style-name="a362" text:class-names="">Ajouter un salarié</text:span></text:p>
              </text:list-item>
            </text:list>
            <text:list text:style-name="a367">
              <text:list-item>
                <text:p text:style-name="a366" text:class-names="" text:cond-style-name=""><text:span text:style-name="a365" text:class-names="">Consultation du planning d’un employée</text:span></text:p>
              </text:list-item>
            </text:list>
            <text:list text:style-name="a370">
              <text:list-item>
                <text:p text:style-name="a369" text:class-names="" text:cond-style-name=""><text:span text:style-name="a368" text:class-names="">Modifier les références d’un salarié</text:span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>Supprimer un employer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/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/></text:p>
              </text:list-item>
            </text:list>
            <text:list text:style-name="a384">
              <text:list-item>
                <text:p text:style-name="a383" text:class-names="" text:cond-style-name=""><text:span text:style-name="a380" text:class-names="">Modification des informations générales de<text:s text:c="1"/></text:span><text:span text:style-name="a381" text:class-names="">l’organisation<text:s text:c="1"/></text:span><text:span text:style-name="a382" text:class-names="">HRM</text:span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/></text:p>
              </text:list-item>
            </text:list>
            <text:list text:style-name="a391">
              <text:list-item>
                <text:p text:style-name="a390" text:class-names="" text:cond-style-name=""><text:span text:style-name="a388" text:class-names="">Saisie<text:s text:c="1"/></text:span><text:span text:style-name="a389" text:class-names="">de la feuille de temps pour la semaine sélectionnée</text:span></text:p>
              </text:list-item>
            </text:list>
            <text:p text:style-name="a393" text:class-names="" text:cond-style-name=""><text:span text:style-name="a39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2/10/2022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2/10/2022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2/10/2022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2/10/2022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2/10/2022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2/10/2022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2/10/2022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2/10/2022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2/10/2022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2/10/2022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2/10/2022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2/10/2022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Wiem Mhamdi</meta:initial-creator>
    <dc:creator>Wiem Mhamdi</dc:creator>
    <meta:creation-date>2022-10-21T21:28:15Z</meta:creation-date>
    <dc:date>2022-10-22T21:43:19Z</dc:date>
    <meta:editing-cycles>1</meta:editing-cycles>
    <meta:editing-duration>PT3496S</meta:editing-duration>
    <meta:document-statistic meta:paragraph-count="18" meta:word-count="61"/>
  </office:meta>
</office:document-meta>
</file>